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F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 or beta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/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/100</text:p>
          </table:table-cell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/100</text:p>
          </table:table-cell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3] / 100" office:value-type="float" office:value="0.008" calcext:value-type="float">
            <text:p>0.008</text:p>
          </table:table-cell>
          <table:table-cell table:formula="of:=EXP(2 * [.C$1] * [.B3])" office:value-type="float" office:value="2.22554092849247" calcext:value-type="float">
            <text:p>2.2255409285</text:p>
          </table:table-cell>
          <table:table-cell table:formula="of:=ROUND(5 * [.C3] / [.C$24];3)" office:value-type="float" office:value="0.165" calcext:value-type="float">
            <text:p>0.165</text:p>
          </table:table-cell>
          <table:table-cell table:formula="of:=EXP(2 * [.E$1] * [.B3])" office:value-type="float" office:value="4.95303242439512" calcext:value-type="float">
            <text:p>4.9530324244</text:p>
          </table:table-cell>
          <table:table-cell table:formula="of:=ROUND(5 * [.E3] / [.E$24];3)" office:value-type="float" office:value="0.097" calcext:value-type="float">
            <text:p>0.097</text:p>
          </table:table-cell>
          <table:table-cell table:formula="of:=EXP(2 * [.G$1] * [.B3])" office:value-type="float" office:value="24.5325301971094" calcext:value-type="float">
            <text:p>24.5325301971</text:p>
          </table:table-cell>
          <table:table-cell table:formula="of:=ROUND(5 * [.G3] / [.G$24];3)" office:value-type="float" office:value="0.022" calcext:value-type="float">
            <text:p>0.022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J3]/100" office:value-type="float" office:value="0.015" calcext:value-type="float">
            <text:p>0.015</text:p>
          </table:table-cell>
          <table:table-cell table:formula="of:=EXP(2 * [.L$1] * [.K3])" office:value-type="float" office:value="0.22313016014843" calcext:value-type="float">
            <text:p>0.2231301601</text:p>
          </table:table-cell>
          <table:table-cell table:formula="of:=ROUND(5 * [.L3] / [.L$24];3)" office:value-type="float" office:value="0.16" calcext:value-type="float">
            <text:p>0.16</text:p>
          </table:table-cell>
          <table:table-cell table:formula="of:=EXP(2 * [.N$1] * [.K3])" office:value-type="float" office:value="0.00247875217666636" calcext:value-type="float">
            <text:p>0.0024787522</text:p>
          </table:table-cell>
          <table:table-cell table:formula="of:=ROUND(5 * [.N3] / [.N$24];3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 / 100" office:value-type="float" office:value="0.01" calcext:value-type="float">
            <text:p>0.01</text:p>
          </table:table-cell>
          <table:table-cell table:formula="of:=EXP(2 * [.C$1] * [.B4])" office:value-type="float" office:value="2.71828182845904" calcext:value-type="float">
            <text:p>2.7182818285</text:p>
          </table:table-cell>
          <table:table-cell table:formula="of:=ROUND(5 * [.C4] / [.C$24];3)" office:value-type="float" office:value="0.202" calcext:value-type="float">
            <text:p>0.202</text:p>
          </table:table-cell>
          <table:table-cell table:formula="of:=EXP(2 * [.E$1] * [.B4])" office:value-type="float" office:value="7.38905609893065" calcext:value-type="float">
            <text:p>7.3890560989</text:p>
          </table:table-cell>
          <table:table-cell table:formula="of:=ROUND(10 * [.E4] / [.E$24];3)" office:value-type="float" office:value="0.29" calcext:value-type="float">
            <text:p>0.29</text:p>
          </table:table-cell>
          <table:table-cell table:formula="of:=EXP(2 * [.G$1] * [.B4])" office:value-type="float" office:value="54.5981500331442" calcext:value-type="float">
            <text:p>54.5981500331</text:p>
          </table:table-cell>
          <table:table-cell table:formula="of:=ROUND(5 * [.G4] / [.G$24];3)" office:value-type="float" office:value="0.049" calcext:value-type="float">
            <text:p>0.049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[.J4]/100" office:value-type="float" office:value="0.014" calcext:value-type="float">
            <text:p>0.014</text:p>
          </table:table-cell>
          <table:table-cell table:formula="of:=EXP(2 * [.L$1] * [.K4])" office:value-type="float" office:value="0.246596963941606" calcext:value-type="float">
            <text:p>0.2465969639</text:p>
          </table:table-cell>
          <table:table-cell table:formula="of:=ROUND(5 * [.L4] / [.L$24];3)" office:value-type="float" office:value="0.177" calcext:value-type="float">
            <text:p>0.177</text:p>
          </table:table-cell>
          <table:table-cell table:formula="of:=EXP(2 * [.N$1] * [.K4])" office:value-type="float" office:value="0.00369786371648293" calcext:value-type="float">
            <text:p>0.0036978637</text:p>
          </table:table-cell>
          <table:table-cell table:formula="of:=ROUND(5 * [.N4] / [.N$24];3)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5] / 100" office:value-type="float" office:value="0.007" calcext:value-type="float">
            <text:p>0.007</text:p>
          </table:table-cell>
          <table:table-cell table:formula="of:=EXP(2 * [.C$1] * [.B5])" office:value-type="float" office:value="2.01375270747048" calcext:value-type="float">
            <text:p>2.0137527075</text:p>
          </table:table-cell>
          <table:table-cell table:formula="of:=ROUND(5 * [.C5] / [.C$24];3)" office:value-type="float" office:value="0.149" calcext:value-type="float">
            <text:p>0.149</text:p>
          </table:table-cell>
          <table:table-cell table:formula="of:=EXP(2 * [.E$1] * [.B5])" office:value-type="float" office:value="4.05519996684468" calcext:value-type="float">
            <text:p>4.0551999668</text:p>
          </table:table-cell>
          <table:table-cell table:formula="of:=ROUND(10 * [.E5] / [.E$24];3)" office:value-type="float" office:value="0.159" calcext:value-type="float">
            <text:p>0.159</text:p>
          </table:table-cell>
          <table:table-cell table:formula="of:=EXP(2 * [.G$1] * [.B5])" office:value-type="float" office:value="16.4446467710971" calcext:value-type="float">
            <text:p>16.4446467711</text:p>
          </table:table-cell>
          <table:table-cell table:formula="of:=ROUND(5 * [.G5] / [.G$24];3)" office:value-type="float" office:value="0.015" calcext:value-type="float">
            <text:p>0.015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[.J5]/100" office:value-type="float" office:value="0.013" calcext:value-type="float">
            <text:p>0.013</text:p>
          </table:table-cell>
          <table:table-cell table:formula="of:=EXP(2 * [.L$1] * [.K5])" office:value-type="float" office:value="0.272531793034013" calcext:value-type="float">
            <text:p>0.272531793</text:p>
          </table:table-cell>
          <table:table-cell table:formula="of:=ROUND(5 * [.L5] / [.L$24];3)" office:value-type="float" office:value="0.195" calcext:value-type="float">
            <text:p>0.195</text:p>
          </table:table-cell>
          <table:table-cell table:formula="of:=EXP(2 * [.N$1] * [.K5])" office:value-type="float" office:value="0.00551656442076077" calcext:value-type="float">
            <text:p>0.0055165644</text:p>
          </table:table-cell>
          <table:table-cell table:formula="of:=ROUND(5 * [.N5] / [.N$24];3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6] / 100" office:value-type="float" office:value="0.012" calcext:value-type="float">
            <text:p>0.012</text:p>
          </table:table-cell>
          <table:table-cell table:formula="of:=EXP(2 * [.C$1] * [.B6])" office:value-type="float" office:value="3.32011692273655" calcext:value-type="float">
            <text:p>3.3201169227</text:p>
          </table:table-cell>
          <table:table-cell table:formula="of:=ROUND(5 * [.C6] / [.C$24];3)" office:value-type="float" office:value="0.246" calcext:value-type="float">
            <text:p>0.246</text:p>
          </table:table-cell>
          <table:table-cell table:formula="of:=EXP(2 * [.E$1] * [.B6])" office:value-type="float" office:value="11.0231763806416" calcext:value-type="float">
            <text:p>11.0231763806</text:p>
          </table:table-cell>
          <table:table-cell table:formula="of:=ROUND(10 * [.E6] / [.E$24];3)" office:value-type="float" office:value="0.433" calcext:value-type="float">
            <text:p>0.433</text:p>
          </table:table-cell>
          <table:table-cell table:formula="of:=EXP(2 * [.G$1] * [.B6])" office:value-type="float" office:value="121.510417518735" calcext:value-type="float">
            <text:p>121.5104175187</text:p>
          </table:table-cell>
          <table:table-cell table:formula="of:=ROUND(5 * [.G6] / [.G$24];3)" office:value-type="float" office:value="0.11" calcext:value-type="float">
            <text:p>0.11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[.J6]/100" office:value-type="float" office:value="0.013" calcext:value-type="float">
            <text:p>0.013</text:p>
          </table:table-cell>
          <table:table-cell table:formula="of:=EXP(2 * [.L$1] * [.K6])" office:value-type="float" office:value="0.272531793034013" calcext:value-type="float">
            <text:p>0.272531793</text:p>
          </table:table-cell>
          <table:table-cell table:formula="of:=ROUND(5 * [.L6] / [.L$24];3)" office:value-type="float" office:value="0.195" calcext:value-type="float">
            <text:p>0.195</text:p>
          </table:table-cell>
          <table:table-cell table:formula="of:=EXP(2 * [.N$1] * [.K6])" office:value-type="float" office:value="0.00551656442076077" calcext:value-type="float">
            <text:p>0.0055165644</text:p>
          </table:table-cell>
          <table:table-cell table:formula="of:=ROUND(5 * [.N6] / [.N$24];3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7] / 100" office:value-type="float" office:value="0.011" calcext:value-type="float">
            <text:p>0.011</text:p>
          </table:table-cell>
          <table:table-cell table:formula="of:=EXP(2 * [.C$1] * [.B7])" office:value-type="float" office:value="3.00416602394643" calcext:value-type="float">
            <text:p>3.0041660239</text:p>
          </table:table-cell>
          <table:table-cell table:formula="of:=ROUND(5 * [.C7] / [.C$24];3)" office:value-type="float" office:value="0.223" calcext:value-type="float">
            <text:p>0.223</text:p>
          </table:table-cell>
          <table:table-cell table:formula="of:=EXP(2 * [.E$1] * [.B7])" office:value-type="float" office:value="9.02501349943412" calcext:value-type="float">
            <text:p>9.0250134994</text:p>
          </table:table-cell>
          <table:table-cell table:formula="of:=ROUND(10 * [.E7] / [.E$24];3)" office:value-type="float" office:value="0.354" calcext:value-type="float">
            <text:p>0.354</text:p>
          </table:table-cell>
          <table:table-cell table:formula="of:=EXP(2 * [.G$1] * [.B7])" office:value-type="float" office:value="81.4508686649682" calcext:value-type="float">
            <text:p>81.450868665</text:p>
          </table:table-cell>
          <table:table-cell table:formula="of:=ROUND(5 * [.G7] / [.G$24];3)" office:value-type="float" office:value="0.073" calcext:value-type="float">
            <text:p>0.07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J7]/100" office:value-type="float" office:value="0.015" calcext:value-type="float">
            <text:p>0.015</text:p>
          </table:table-cell>
          <table:table-cell table:formula="of:=EXP(2 * [.L$1] * [.K7])" office:value-type="float" office:value="0.22313016014843" calcext:value-type="float">
            <text:p>0.2231301601</text:p>
          </table:table-cell>
          <table:table-cell table:formula="of:=ROUND(5 * [.L7] / [.L$24];3)" office:value-type="float" office:value="0.16" calcext:value-type="float">
            <text:p>0.16</text:p>
          </table:table-cell>
          <table:table-cell table:formula="of:=EXP(2 * [.N$1] * [.K7])" office:value-type="float" office:value="0.00247875217666636" calcext:value-type="float">
            <text:p>0.0024787522</text:p>
          </table:table-cell>
          <table:table-cell table:formula="of:=ROUND(5 * [.N7] / [.N$24];3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 / 100" office:value-type="float" office:value="0.01" calcext:value-type="float">
            <text:p>0.01</text:p>
          </table:table-cell>
          <table:table-cell table:formula="of:=EXP(2 * [.C$1] * [.B8])" office:value-type="float" office:value="2.71828182845904" calcext:value-type="float">
            <text:p>2.7182818285</text:p>
          </table:table-cell>
          <table:table-cell table:formula="of:=ROUND(5 * [.C8] / [.C$24];3)" office:value-type="float" office:value="0.202" calcext:value-type="float">
            <text:p>0.202</text:p>
          </table:table-cell>
          <table:table-cell table:formula="of:=EXP(2 * [.E$1] * [.B8])" office:value-type="float" office:value="7.38905609893065" calcext:value-type="float">
            <text:p>7.3890560989</text:p>
          </table:table-cell>
          <table:table-cell table:formula="of:=ROUND(10 * [.E8] / [.E$24];3)" office:value-type="float" office:value="0.29" calcext:value-type="float">
            <text:p>0.29</text:p>
          </table:table-cell>
          <table:table-cell table:formula="of:=EXP(2 * [.G$1] * [.B8])" office:value-type="float" office:value="54.5981500331442" calcext:value-type="float">
            <text:p>54.5981500331</text:p>
          </table:table-cell>
          <table:table-cell table:formula="of:=ROUND(5 * [.G8] / [.G$24];3)" office:value-type="float" office:value="0.049" calcext:value-type="float">
            <text:p>0.049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[.J8]/100" office:value-type="float" office:value="0.013" calcext:value-type="float">
            <text:p>0.013</text:p>
          </table:table-cell>
          <table:table-cell table:formula="of:=EXP(2 * [.L$1] * [.K8])" office:value-type="float" office:value="0.272531793034013" calcext:value-type="float">
            <text:p>0.272531793</text:p>
          </table:table-cell>
          <table:table-cell table:formula="of:=ROUND(5 * [.L8] / [.L$24];3)" office:value-type="float" office:value="0.195" calcext:value-type="float">
            <text:p>0.195</text:p>
          </table:table-cell>
          <table:table-cell table:formula="of:=EXP(2 * [.N$1] * [.K8])" office:value-type="float" office:value="0.00551656442076077" calcext:value-type="float">
            <text:p>0.0055165644</text:p>
          </table:table-cell>
          <table:table-cell table:formula="of:=ROUND(5 * [.N8] / [.N$24];3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9] / 100" office:value-type="float" office:value="0.014" calcext:value-type="float">
            <text:p>0.014</text:p>
          </table:table-cell>
          <table:table-cell table:formula="of:=EXP(2 * [.C$1] * [.B9])" office:value-type="float" office:value="4.05519996684467" calcext:value-type="float">
            <text:p>4.0551999668</text:p>
          </table:table-cell>
          <table:table-cell table:formula="of:=ROUND(5 * [.C9] / [.C$24];3)" office:value-type="float" office:value="0.301" calcext:value-type="float">
            <text:p>0.301</text:p>
          </table:table-cell>
          <table:table-cell table:formula="of:=EXP(2 * [.E$1] * [.B9])" office:value-type="float" office:value="16.444646771097" calcext:value-type="float">
            <text:p>16.4446467711</text:p>
          </table:table-cell>
          <table:table-cell table:formula="of:=ROUND(10 * [.E9] / [.E$24];3)" office:value-type="float" office:value="0.645" calcext:value-type="float">
            <text:p>0.645</text:p>
          </table:table-cell>
          <table:table-cell table:formula="of:=EXP(2 * [.G$1] * [.B9])" office:value-type="float" office:value="270.426407426153" calcext:value-type="float">
            <text:p>270.4264074262</text:p>
          </table:table-cell>
          <table:table-cell table:formula="of:=ROUND(5 * [.G9] / [.G$24];3)" office:value-type="float" office:value="0.244" calcext:value-type="float">
            <text:p>0.244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J9]/100" office:value-type="float" office:value="0.015" calcext:value-type="float">
            <text:p>0.015</text:p>
          </table:table-cell>
          <table:table-cell table:formula="of:=EXP(2 * [.L$1] * [.K9])" office:value-type="float" office:value="0.22313016014843" calcext:value-type="float">
            <text:p>0.2231301601</text:p>
          </table:table-cell>
          <table:table-cell table:formula="of:=ROUND(5 * [.L9] / [.L$24];3)" office:value-type="float" office:value="0.16" calcext:value-type="float">
            <text:p>0.16</text:p>
          </table:table-cell>
          <table:table-cell table:formula="of:=EXP(2 * [.N$1] * [.K9])" office:value-type="float" office:value="0.00247875217666636" calcext:value-type="float">
            <text:p>0.0024787522</text:p>
          </table:table-cell>
          <table:table-cell table:formula="of:=ROUND(5 * [.N9] / [.N$24];3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10] / 100" office:value-type="float" office:value="0.012" calcext:value-type="float">
            <text:p>0.012</text:p>
          </table:table-cell>
          <table:table-cell table:formula="of:=EXP(2 * [.C$1] * [.B10])" office:value-type="float" office:value="3.32011692273655" calcext:value-type="float">
            <text:p>3.3201169227</text:p>
          </table:table-cell>
          <table:table-cell table:formula="of:=ROUND(5 * [.C10] / [.C$24];3)" office:value-type="float" office:value="0.246" calcext:value-type="float">
            <text:p>0.246</text:p>
          </table:table-cell>
          <table:table-cell table:formula="of:=EXP(2 * [.E$1] * [.B10])" office:value-type="float" office:value="11.0231763806416" calcext:value-type="float">
            <text:p>11.0231763806</text:p>
          </table:table-cell>
          <table:table-cell table:formula="of:=ROUND(10 * [.E10] / [.E$24];3)" office:value-type="float" office:value="0.433" calcext:value-type="float">
            <text:p>0.433</text:p>
          </table:table-cell>
          <table:table-cell table:formula="of:=EXP(2 * [.G$1] * [.B10])" office:value-type="float" office:value="121.510417518735" calcext:value-type="float">
            <text:p>121.5104175187</text:p>
          </table:table-cell>
          <table:table-cell table:formula="of:=ROUND(5 * [.G10] / [.G$24];3)" office:value-type="float" office:value="0.11" calcext:value-type="float">
            <text:p>0.11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J10]/100" office:value-type="float" office:value="0.012" calcext:value-type="float">
            <text:p>0.012</text:p>
          </table:table-cell>
          <table:table-cell table:formula="of:=EXP(2 * [.L$1] * [.K10])" office:value-type="float" office:value="0.301194211912202" calcext:value-type="float">
            <text:p>0.3011942119</text:p>
          </table:table-cell>
          <table:table-cell table:formula="of:=ROUND(5 * [.L10] / [.L$24];3)" office:value-type="float" office:value="0.216" calcext:value-type="float">
            <text:p>0.216</text:p>
          </table:table-cell>
          <table:table-cell table:formula="of:=EXP(2 * [.N$1] * [.K10])" office:value-type="float" office:value="0.00822974704902003" calcext:value-type="float">
            <text:p>0.008229747</text:p>
          </table:table-cell>
          <table:table-cell table:formula="of:=ROUND(5 * [.N10] / [.N$24];3)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1] / 100" office:value-type="float" office:value="0.011" calcext:value-type="float">
            <text:p>0.011</text:p>
          </table:table-cell>
          <table:table-cell table:formula="of:=EXP(2 * [.C$1] * [.B11])" office:value-type="float" office:value="3.00416602394643" calcext:value-type="float">
            <text:p>3.0041660239</text:p>
          </table:table-cell>
          <table:table-cell table:formula="of:=ROUND(5 * [.C11] / [.C$24];3)" office:value-type="float" office:value="0.223" calcext:value-type="float">
            <text:p>0.223</text:p>
          </table:table-cell>
          <table:table-cell table:formula="of:=EXP(2 * [.E$1] * [.B11])" office:value-type="float" office:value="9.02501349943412" calcext:value-type="float">
            <text:p>9.0250134994</text:p>
          </table:table-cell>
          <table:table-cell table:formula="of:=ROUND(10 * [.E11] / [.E$24];3)" office:value-type="float" office:value="0.354" calcext:value-type="float">
            <text:p>0.354</text:p>
          </table:table-cell>
          <table:table-cell table:formula="of:=EXP(2 * [.G$1] * [.B11])" office:value-type="float" office:value="81.4508686649682" calcext:value-type="float">
            <text:p>81.450868665</text:p>
          </table:table-cell>
          <table:table-cell table:formula="of:=ROUND(5 * [.G11] / [.G$24];3)" office:value-type="float" office:value="0.073" calcext:value-type="float">
            <text:p>0.073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[.J11]/100" office:value-type="float" office:value="0.014" calcext:value-type="float">
            <text:p>0.014</text:p>
          </table:table-cell>
          <table:table-cell table:formula="of:=EXP(2 * [.L$1] * [.K11])" office:value-type="float" office:value="0.246596963941606" calcext:value-type="float">
            <text:p>0.2465969639</text:p>
          </table:table-cell>
          <table:table-cell table:formula="of:=ROUND(5 * [.L11] / [.L$24];3)" office:value-type="float" office:value="0.177" calcext:value-type="float">
            <text:p>0.177</text:p>
          </table:table-cell>
          <table:table-cell table:formula="of:=EXP(2 * [.N$1] * [.K11])" office:value-type="float" office:value="0.00369786371648293" calcext:value-type="float">
            <text:p>0.0036978637</text:p>
          </table:table-cell>
          <table:table-cell table:formula="of:=ROUND(5 * [.N11] / [.N$24];3)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2] / 100" office:value-type="float" office:value="0.014" calcext:value-type="float">
            <text:p>0.014</text:p>
          </table:table-cell>
          <table:table-cell table:formula="of:=EXP(2 * [.C$1] * [.B12])" office:value-type="float" office:value="4.05519996684467" calcext:value-type="float">
            <text:p>4.0551999668</text:p>
          </table:table-cell>
          <table:table-cell table:formula="of:=ROUND(5 * [.C12] / [.C$24];3)" office:value-type="float" office:value="0.301" calcext:value-type="float">
            <text:p>0.301</text:p>
          </table:table-cell>
          <table:table-cell table:formula="of:=EXP(2 * [.E$1] * [.B12])" office:value-type="float" office:value="16.444646771097" calcext:value-type="float">
            <text:p>16.4446467711</text:p>
          </table:table-cell>
          <table:table-cell table:formula="of:=ROUND(10 * [.E12] / [.E$24];3)" office:value-type="float" office:value="0.645" calcext:value-type="float">
            <text:p>0.645</text:p>
          </table:table-cell>
          <table:table-cell table:formula="of:=EXP(2 * [.G$1] * [.B12])" office:value-type="float" office:value="270.426407426153" calcext:value-type="float">
            <text:p>270.4264074262</text:p>
          </table:table-cell>
          <table:table-cell table:formula="of:=ROUND(5 * [.G12] / [.G$24];3)" office:value-type="float" office:value="0.244" calcext:value-type="float">
            <text:p>0.244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[.J12]/100" office:value-type="float" office:value="0.013" calcext:value-type="float">
            <text:p>0.013</text:p>
          </table:table-cell>
          <table:table-cell table:formula="of:=EXP(2 * [.L$1] * [.K12])" office:value-type="float" office:value="0.272531793034013" calcext:value-type="float">
            <text:p>0.272531793</text:p>
          </table:table-cell>
          <table:table-cell table:formula="of:=ROUND(5 * [.L12] / [.L$24];3)" office:value-type="float" office:value="0.195" calcext:value-type="float">
            <text:p>0.195</text:p>
          </table:table-cell>
          <table:table-cell table:formula="of:=EXP(2 * [.N$1] * [.K12])" office:value-type="float" office:value="0.00551656442076077" calcext:value-type="float">
            <text:p>0.0055165644</text:p>
          </table:table-cell>
          <table:table-cell table:formula="of:=ROUND(5 * [.N12] / [.N$24];3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A13] / 100" office:value-type="float" office:value="0.016" calcext:value-type="float">
            <text:p>0.016</text:p>
          </table:table-cell>
          <table:table-cell table:formula="of:=EXP(2 * [.C$1] * [.B13])" office:value-type="float" office:value="4.95303242439512" calcext:value-type="float">
            <text:p>4.9530324244</text:p>
          </table:table-cell>
          <table:table-cell table:formula="of:=ROUND(5 * [.C13] / [.C$24];3)" office:value-type="float" office:value="0.367" calcext:value-type="float">
            <text:p>0.367</text:p>
          </table:table-cell>
          <table:table-cell table:formula="of:=EXP(2 * [.E$1] * [.B13])" office:value-type="float" office:value="24.5325301971094" calcext:value-type="float">
            <text:p>24.5325301971</text:p>
          </table:table-cell>
          <table:table-cell table:formula="of:=ROUND(10 * [.E13] / [.E$24];3)" office:value-type="float" office:value="0.963" calcext:value-type="float">
            <text:p>0.963</text:p>
          </table:table-cell>
          <table:table-cell table:formula="of:=EXP(2 * [.G$1] * [.B13])" office:value-type="float" office:value="601.845037872082" calcext:value-type="float">
            <text:p>601.8450378721</text:p>
          </table:table-cell>
          <table:table-cell table:formula="of:=ROUND(5 * [.G13] / [.G$24];3)" office:value-type="float" office:value="0.543" calcext:value-type="float">
            <text:p>0.543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J13]/100" office:value-type="float" office:value="0.003" calcext:value-type="float">
            <text:p>0.003</text:p>
          </table:table-cell>
          <table:table-cell table:formula="of:=EXP(2 * [.L$1] * [.K13])" office:value-type="float" office:value="0.740818220681718" calcext:value-type="float">
            <text:p>0.7408182207</text:p>
          </table:table-cell>
          <table:table-cell table:formula="of:=ROUND(5 * [.L13] / [.L$24];3)" office:value-type="float" office:value="0.531" calcext:value-type="float">
            <text:p>0.531</text:p>
          </table:table-cell>
          <table:table-cell table:formula="of:=EXP(2 * [.N$1] * [.K13])" office:value-type="float" office:value="0.301194211912202" calcext:value-type="float">
            <text:p>0.3011942119</text:p>
          </table:table-cell>
          <table:table-cell table:formula="of:=ROUND(5 * [.N13] / [.N$24];3)"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A14] / 100" office:value-type="float" office:value="0.019" calcext:value-type="float">
            <text:p>0.019</text:p>
          </table:table-cell>
          <table:table-cell table:formula="of:=EXP(2 * [.C$1] * [.B14])" office:value-type="float" office:value="6.68589444227927" calcext:value-type="float">
            <text:p>6.6858944423</text:p>
          </table:table-cell>
          <table:table-cell table:formula="of:=ROUND(5 * [.C14] / [.C$24];3)" office:value-type="float" office:value="0.496" calcext:value-type="float">
            <text:p>0.496</text:p>
          </table:table-cell>
          <table:table-cell table:formula="of:=EXP(2 * [.E$1] * [.B14])" office:value-type="float" office:value="44.7011844933008" calcext:value-type="float">
            <text:p>44.7011844933</text:p>
          </table:table-cell>
          <table:table-cell table:formula="of:=ROUND(10 * [.E14] / [.E$24];3)" office:value-type="float" office:value="1.755" calcext:value-type="float">
            <text:p>1.755</text:p>
          </table:table-cell>
          <table:table-cell table:formula="of:=EXP(2 * [.G$1] * [.B14])" office:value-type="float" office:value="1998.19589510412" calcext:value-type="float">
            <text:p>1998.1958951041</text:p>
          </table:table-cell>
          <table:table-cell table:formula="of:=ROUND(5 * [.G14] / [.G$24];3)" office:value-type="float" office:value="1.801" calcext:value-type="float">
            <text:p>1.801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J14]/100" office:value-type="float" office:value="0.004" calcext:value-type="float">
            <text:p>0.004</text:p>
          </table:table-cell>
          <table:table-cell table:formula="of:=EXP(2 * [.L$1] * [.K14])" office:value-type="float" office:value="0.670320046035639" calcext:value-type="float">
            <text:p>0.670320046</text:p>
          </table:table-cell>
          <table:table-cell table:formula="of:=ROUND(5 * [.L14] / [.L$24];3)" office:value-type="float" office:value="0.48" calcext:value-type="float">
            <text:p>0.48</text:p>
          </table:table-cell>
          <table:table-cell table:formula="of:=EXP(2 * [.N$1] * [.K14])" office:value-type="float" office:value="0.201896517994655" calcext:value-type="float">
            <text:p>0.201896518</text:p>
          </table:table-cell>
          <table:table-cell table:formula="of:=ROUND(5 * [.N14] / [.N$24];3)"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15] / 100" office:value-type="float" office:value="0.018" calcext:value-type="float">
            <text:p>0.018</text:p>
          </table:table-cell>
          <table:table-cell table:formula="of:=EXP(2 * [.C$1] * [.B15])" office:value-type="float" office:value="6.04964746441295" calcext:value-type="float">
            <text:p>6.0496474644</text:p>
          </table:table-cell>
          <table:table-cell table:formula="of:=ROUND(5 * [.C15] / [.C$24];3)" office:value-type="float" office:value="0.449" calcext:value-type="float">
            <text:p>0.449</text:p>
          </table:table-cell>
          <table:table-cell table:formula="of:=EXP(2 * [.E$1] * [.B15])" office:value-type="float" office:value="36.598234443678" calcext:value-type="float">
            <text:p>36.5982344437</text:p>
          </table:table-cell>
          <table:table-cell table:formula="of:=ROUND(10 * [.E15] / [.E$24];3)" office:value-type="float" office:value="1.437" calcext:value-type="float">
            <text:p>1.437</text:p>
          </table:table-cell>
          <table:table-cell table:formula="of:=EXP(2 * [.G$1] * [.B15])" office:value-type="float" office:value="1339.43076439442" calcext:value-type="float">
            <text:p>1339.4307643944</text:p>
          </table:table-cell>
          <table:table-cell table:formula="of:=ROUND(5 * [.G15] / [.G$24];3)" office:value-type="float" office:value="1.207" calcext:value-type="float">
            <text:p>1.207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J15]/100" office:value-type="float" office:value="0.002" calcext:value-type="float">
            <text:p>0.002</text:p>
          </table:table-cell>
          <table:table-cell table:formula="of:=EXP(2 * [.L$1] * [.K15])" office:value-type="float" office:value="0.818730753077982" calcext:value-type="float">
            <text:p>0.8187307531</text:p>
          </table:table-cell>
          <table:table-cell table:formula="of:=ROUND(5 * [.L15] / [.L$24];3)" office:value-type="float" office:value="0.587" calcext:value-type="float">
            <text:p>0.587</text:p>
          </table:table-cell>
          <table:table-cell table:formula="of:=EXP(2 * [.N$1] * [.K15])" office:value-type="float" office:value="0.449328964117222" calcext:value-type="float">
            <text:p>0.4493289641</text:p>
          </table:table-cell>
          <table:table-cell table:formula="of:=ROUND(5 * [.N15] / [.N$24];3)"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6] / 100" office:value-type="float" office:value="0.014" calcext:value-type="float">
            <text:p>0.014</text:p>
          </table:table-cell>
          <table:table-cell table:formula="of:=EXP(2 * [.C$1] * [.B16])" office:value-type="float" office:value="4.05519996684467" calcext:value-type="float">
            <text:p>4.0551999668</text:p>
          </table:table-cell>
          <table:table-cell table:formula="of:=ROUND(5 * [.C16] / [.C$24];3)" office:value-type="float" office:value="0.301" calcext:value-type="float">
            <text:p>0.301</text:p>
          </table:table-cell>
          <table:table-cell table:formula="of:=EXP(2 * [.E$1] * [.B16])" office:value-type="float" office:value="16.444646771097" calcext:value-type="float">
            <text:p>16.4446467711</text:p>
          </table:table-cell>
          <table:table-cell table:formula="of:=ROUND(10 * [.E16] / [.E$24];3)" office:value-type="float" office:value="0.645" calcext:value-type="float">
            <text:p>0.645</text:p>
          </table:table-cell>
          <table:table-cell table:formula="of:=EXP(2 * [.G$1] * [.B16])" office:value-type="float" office:value="270.426407426153" calcext:value-type="float">
            <text:p>270.4264074262</text:p>
          </table:table-cell>
          <table:table-cell table:formula="of:=ROUND(5 * [.G16] / [.G$24];3)" office:value-type="float" office:value="0.244" calcext:value-type="float">
            <text:p>0.2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6]/100" office:value-type="float" office:value="0.01" calcext:value-type="float">
            <text:p>0.01</text:p>
          </table:table-cell>
          <table:table-cell table:formula="of:=EXP(2 * [.L$1] * [.K16])" office:value-type="float" office:value="0.367879441171442" calcext:value-type="float">
            <text:p>0.3678794412</text:p>
          </table:table-cell>
          <table:table-cell table:formula="of:=ROUND(5 * [.L16] / [.L$24];3)" office:value-type="float" office:value="0.264" calcext:value-type="float">
            <text:p>0.264</text:p>
          </table:table-cell>
          <table:table-cell table:formula="of:=EXP(2 * [.N$1] * [.K16])" office:value-type="float" office:value="0.0183156388887342" calcext:value-type="float">
            <text:p>0.0183156389</text:p>
          </table:table-cell>
          <table:table-cell table:formula="of:=ROUND(5 * [.N16] / [.N$24];3)"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 / 100" office:value-type="float" office:value="0.01" calcext:value-type="float">
            <text:p>0.01</text:p>
          </table:table-cell>
          <table:table-cell table:formula="of:=EXP(2 * [.C$1] * [.B17])" office:value-type="float" office:value="2.71828182845904" calcext:value-type="float">
            <text:p>2.7182818285</text:p>
          </table:table-cell>
          <table:table-cell table:formula="of:=ROUND(5 * [.C17] / [.C$24];3)" office:value-type="float" office:value="0.202" calcext:value-type="float">
            <text:p>0.202</text:p>
          </table:table-cell>
          <table:table-cell table:formula="of:=EXP(2 * [.E$1] * [.B17])" office:value-type="float" office:value="7.38905609893065" calcext:value-type="float">
            <text:p>7.3890560989</text:p>
          </table:table-cell>
          <table:table-cell table:formula="of:=ROUND(10 * [.E17] / [.E$24];3)" office:value-type="float" office:value="0.29" calcext:value-type="float">
            <text:p>0.29</text:p>
          </table:table-cell>
          <table:table-cell table:formula="of:=EXP(2 * [.G$1] * [.B17])" office:value-type="float" office:value="54.5981500331442" calcext:value-type="float">
            <text:p>54.5981500331</text:p>
          </table:table-cell>
          <table:table-cell table:formula="of:=ROUND(5 * [.G17] / [.G$24];3)" office:value-type="float" office:value="0.049" calcext:value-type="float">
            <text:p>0.049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J17]/100" office:value-type="float" office:value="0.009" calcext:value-type="float">
            <text:p>0.009</text:p>
          </table:table-cell>
          <table:table-cell table:formula="of:=EXP(2 * [.L$1] * [.K17])" office:value-type="float" office:value="0.406569659740599" calcext:value-type="float">
            <text:p>0.4065696597</text:p>
          </table:table-cell>
          <table:table-cell table:formula="of:=ROUND(5 * [.L17] / [.L$24];3)" office:value-type="float" office:value="0.291" calcext:value-type="float">
            <text:p>0.291</text:p>
          </table:table-cell>
          <table:table-cell table:formula="of:=EXP(2 * [.N$1] * [.K17])" office:value-type="float" office:value="0.0273237224472925" calcext:value-type="float">
            <text:p>0.0273237224</text:p>
          </table:table-cell>
          <table:table-cell table:formula="of:=ROUND(5 * [.N17] / [.N$24];3)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18] / 100" office:value-type="float" office:value="0.012" calcext:value-type="float">
            <text:p>0.012</text:p>
          </table:table-cell>
          <table:table-cell table:formula="of:=EXP(2 * [.C$1] * [.B18])" office:value-type="float" office:value="3.32011692273655" calcext:value-type="float">
            <text:p>3.3201169227</text:p>
          </table:table-cell>
          <table:table-cell table:formula="of:=ROUND(5 * [.C18] / [.C$24];3)" office:value-type="float" office:value="0.246" calcext:value-type="float">
            <text:p>0.246</text:p>
          </table:table-cell>
          <table:table-cell table:formula="of:=EXP(2 * [.E$1] * [.B18])" office:value-type="float" office:value="11.0231763806416" calcext:value-type="float">
            <text:p>11.0231763806</text:p>
          </table:table-cell>
          <table:table-cell table:formula="of:=ROUND(10 * [.E18] / [.E$24];3)" office:value-type="float" office:value="0.433" calcext:value-type="float">
            <text:p>0.433</text:p>
          </table:table-cell>
          <table:table-cell table:formula="of:=EXP(2 * [.G$1] * [.B18])" office:value-type="float" office:value="121.510417518735" calcext:value-type="float">
            <text:p>121.5104175187</text:p>
          </table:table-cell>
          <table:table-cell table:formula="of:=ROUND(5 * [.G18] / [.G$24];3)" office:value-type="float" office:value="0.11" calcext:value-type="float">
            <text:p>0.11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J18]/100" office:value-type="float" office:value="0.012" calcext:value-type="float">
            <text:p>0.012</text:p>
          </table:table-cell>
          <table:table-cell table:formula="of:=EXP(2 * [.L$1] * [.K18])" office:value-type="float" office:value="0.301194211912202" calcext:value-type="float">
            <text:p>0.3011942119</text:p>
          </table:table-cell>
          <table:table-cell table:formula="of:=ROUND(5 * [.L18] / [.L$24];3)" office:value-type="float" office:value="0.216" calcext:value-type="float">
            <text:p>0.216</text:p>
          </table:table-cell>
          <table:table-cell table:formula="of:=EXP(2 * [.N$1] * [.K18])" office:value-type="float" office:value="0.00822974704902003" calcext:value-type="float">
            <text:p>0.008229747</text:p>
          </table:table-cell>
          <table:table-cell table:formula="of:=ROUND(5 * [.N18] / [.N$24];3)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9] / 100" office:value-type="float" office:value="0.007" calcext:value-type="float">
            <text:p>0.007</text:p>
          </table:table-cell>
          <table:table-cell table:formula="of:=EXP(2 * [.C$1] * [.B19])" office:value-type="float" office:value="2.01375270747048" calcext:value-type="float">
            <text:p>2.0137527075</text:p>
          </table:table-cell>
          <table:table-cell table:formula="of:=ROUND(5 * [.C19] / [.C$24];3)" office:value-type="float" office:value="0.149" calcext:value-type="float">
            <text:p>0.149</text:p>
          </table:table-cell>
          <table:table-cell table:formula="of:=EXP(2 * [.E$1] * [.B19])" office:value-type="float" office:value="4.05519996684468" calcext:value-type="float">
            <text:p>4.0551999668</text:p>
          </table:table-cell>
          <table:table-cell table:formula="of:=ROUND(10 * [.E19] / [.E$24];3)" office:value-type="float" office:value="0.159" calcext:value-type="float">
            <text:p>0.159</text:p>
          </table:table-cell>
          <table:table-cell table:formula="of:=EXP(2 * [.G$1] * [.B19])" office:value-type="float" office:value="16.4446467710971" calcext:value-type="float">
            <text:p>16.4446467711</text:p>
          </table:table-cell>
          <table:table-cell table:formula="of:=ROUND(5 * [.G19] / [.G$24];3)" office:value-type="float" office:value="0.015" calcext:value-type="float">
            <text:p>0.015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[.J19]/100" office:value-type="float" office:value="0.014" calcext:value-type="float">
            <text:p>0.014</text:p>
          </table:table-cell>
          <table:table-cell table:formula="of:=EXP(2 * [.L$1] * [.K19])" office:value-type="float" office:value="0.246596963941606" calcext:value-type="float">
            <text:p>0.2465969639</text:p>
          </table:table-cell>
          <table:table-cell table:formula="of:=ROUND(5 * [.L19] / [.L$24];3)" office:value-type="float" office:value="0.177" calcext:value-type="float">
            <text:p>0.177</text:p>
          </table:table-cell>
          <table:table-cell table:formula="of:=EXP(2 * [.N$1] * [.K19])" office:value-type="float" office:value="0.00369786371648293" calcext:value-type="float">
            <text:p>0.0036978637</text:p>
          </table:table-cell>
          <table:table-cell table:formula="of:=ROUND(5 * [.N19] / [.N$24];3)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20] / 100" office:value-type="float" office:value="0.003" calcext:value-type="float">
            <text:p>0.003</text:p>
          </table:table-cell>
          <table:table-cell table:formula="of:=EXP(2 * [.C$1] * [.B20])" office:value-type="float" office:value="1.349858807576" calcext:value-type="float">
            <text:p>1.3498588076</text:p>
          </table:table-cell>
          <table:table-cell table:formula="of:=ROUND(5 * [.C20] / [.C$24];3)" office:value-type="float" office:value="0.1" calcext:value-type="float">
            <text:p>0.1</text:p>
          </table:table-cell>
          <table:table-cell table:formula="of:=EXP(2 * [.E$1] * [.B20])" office:value-type="float" office:value="1.82211880039051" calcext:value-type="float">
            <text:p>1.8221188004</text:p>
          </table:table-cell>
          <table:table-cell table:formula="of:=ROUND(10 * [.E20] / [.E$24];3)" office:value-type="float" office:value="0.072" calcext:value-type="float">
            <text:p>0.072</text:p>
          </table:table-cell>
          <table:table-cell table:formula="of:=EXP(2 * [.G$1] * [.B20])" office:value-type="float" office:value="3.32011692273655" calcext:value-type="float">
            <text:p>3.3201169227</text:p>
          </table:table-cell>
          <table:table-cell table:formula="of:=ROUND(5 * [.G20] / [.G$24];3)" office:value-type="float" office:value="0.003" calcext:value-type="float">
            <text:p>0.003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[.J20]/100" office:value-type="float" office:value="0.014" calcext:value-type="float">
            <text:p>0.014</text:p>
          </table:table-cell>
          <table:table-cell table:formula="of:=EXP(2 * [.L$1] * [.K20])" office:value-type="float" office:value="0.246596963941606" calcext:value-type="float">
            <text:p>0.2465969639</text:p>
          </table:table-cell>
          <table:table-cell table:formula="of:=ROUND(5 * [.L20] / [.L$24];3)" office:value-type="float" office:value="0.177" calcext:value-type="float">
            <text:p>0.177</text:p>
          </table:table-cell>
          <table:table-cell table:formula="of:=EXP(2 * [.N$1] * [.K20])" office:value-type="float" office:value="0.00369786371648293" calcext:value-type="float">
            <text:p>0.0036978637</text:p>
          </table:table-cell>
          <table:table-cell table:formula="of:=ROUND(5 * [.N20] / [.N$24];3)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21] / 100" office:value-type="float" office:value="0.006" calcext:value-type="float">
            <text:p>0.006</text:p>
          </table:table-cell>
          <table:table-cell table:formula="of:=EXP(2 * [.C$1] * [.B21])" office:value-type="float" office:value="1.82211880039051" calcext:value-type="float">
            <text:p>1.8221188004</text:p>
          </table:table-cell>
          <table:table-cell table:formula="of:=ROUND(5 * [.C21] / [.C$24];3)" office:value-type="float" office:value="0.135" calcext:value-type="float">
            <text:p>0.135</text:p>
          </table:table-cell>
          <table:table-cell table:formula="of:=EXP(2 * [.E$1] * [.B21])" office:value-type="float" office:value="3.32011692273655" calcext:value-type="float">
            <text:p>3.3201169227</text:p>
          </table:table-cell>
          <table:table-cell table:formula="of:=ROUND(10 * [.E21] / [.E$24];3)" office:value-type="float" office:value="0.13" calcext:value-type="float">
            <text:p>0.13</text:p>
          </table:table-cell>
          <table:table-cell table:formula="of:=EXP(2 * [.G$1] * [.B21])" office:value-type="float" office:value="11.0231763806416" calcext:value-type="float">
            <text:p>11.0231763806</text:p>
          </table:table-cell>
          <table:table-cell table:formula="of:=ROUND(5 * [.G21] / [.G$24];3)" office:value-type="float" office:value="0.01" calcext:value-type="float">
            <text:p>0.01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J21]/100" office:value-type="float" office:value="0.015" calcext:value-type="float">
            <text:p>0.015</text:p>
          </table:table-cell>
          <table:table-cell table:formula="of:=EXP(2 * [.L$1] * [.K21])" office:value-type="float" office:value="0.22313016014843" calcext:value-type="float">
            <text:p>0.2231301601</text:p>
          </table:table-cell>
          <table:table-cell table:formula="of:=ROUND(5 * [.L21] / [.L$24];3)" office:value-type="float" office:value="0.16" calcext:value-type="float">
            <text:p>0.16</text:p>
          </table:table-cell>
          <table:table-cell table:formula="of:=EXP(2 * [.N$1] * [.K21])" office:value-type="float" office:value="0.00247875217666636" calcext:value-type="float">
            <text:p>0.0024787522</text:p>
          </table:table-cell>
          <table:table-cell table:formula="of:=ROUND(5 * [.N21] / [.N$24];3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22] / 100" office:value-type="float" office:value="0.007" calcext:value-type="float">
            <text:p>0.007</text:p>
          </table:table-cell>
          <table:table-cell table:formula="of:=EXP(2 * [.C$1] * [.B22])" office:value-type="float" office:value="2.01375270747048" calcext:value-type="float">
            <text:p>2.0137527075</text:p>
          </table:table-cell>
          <table:table-cell table:formula="of:=ROUND(5 * [.C22] / [.C$24];3)" office:value-type="float" office:value="0.149" calcext:value-type="float">
            <text:p>0.149</text:p>
          </table:table-cell>
          <table:table-cell table:formula="of:=EXP(2 * [.E$1] * [.B22])" office:value-type="float" office:value="4.05519996684468" calcext:value-type="float">
            <text:p>4.0551999668</text:p>
          </table:table-cell>
          <table:table-cell table:formula="of:=ROUND(10 * [.E22] / [.E$24];3)" office:value-type="float" office:value="0.159" calcext:value-type="float">
            <text:p>0.159</text:p>
          </table:table-cell>
          <table:table-cell table:formula="of:=EXP(2 * [.G$1] * [.B22])" office:value-type="float" office:value="16.4446467710971" calcext:value-type="float">
            <text:p>16.4446467711</text:p>
          </table:table-cell>
          <table:table-cell table:formula="of:=ROUND(5 * [.G22] / [.G$24];3)" office:value-type="float" office:value="0.015" calcext:value-type="float">
            <text:p>0.01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J22]/100" office:value-type="float" office:value="0.016" calcext:value-type="float">
            <text:p>0.016</text:p>
          </table:table-cell>
          <table:table-cell table:formula="of:=EXP(2 * [.L$1] * [.K22])" office:value-type="float" office:value="0.201896517994655" calcext:value-type="float">
            <text:p>0.201896518</text:p>
          </table:table-cell>
          <table:table-cell table:formula="of:=ROUND(5 * [.L22] / [.L$24];3)" office:value-type="float" office:value="0.145" calcext:value-type="float">
            <text:p>0.145</text:p>
          </table:table-cell>
          <table:table-cell table:formula="of:=EXP(2 * [.N$1] * [.K22])" office:value-type="float" office:value="0.00166155727317393" calcext:value-type="float">
            <text:p>0.0016615573</text:p>
          </table:table-cell>
          <table:table-cell table:formula="of:=ROUND(5 * [.N22] / [.N$24];3)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23] / 100" office:value-type="float" office:value="0.007" calcext:value-type="float">
            <text:p>0.007</text:p>
          </table:table-cell>
          <table:table-cell table:formula="of:=EXP(2 * [.C$1] * [.B23])" office:value-type="float" office:value="2.01375270747048" calcext:value-type="float">
            <text:p>2.0137527075</text:p>
          </table:table-cell>
          <table:table-cell table:formula="of:=ROUND(5 * [.C23] / [.C$24];3)" office:value-type="float" office:value="0.149" calcext:value-type="float">
            <text:p>0.149</text:p>
          </table:table-cell>
          <table:table-cell table:formula="of:=EXP(2 * [.E$1] * [.B23])" office:value-type="float" office:value="4.05519996684468" calcext:value-type="float">
            <text:p>4.0551999668</text:p>
          </table:table-cell>
          <table:table-cell table:formula="of:=ROUND(10 * [.E23] / [.E$24];3)" office:value-type="float" office:value="0.159" calcext:value-type="float">
            <text:p>0.159</text:p>
          </table:table-cell>
          <table:table-cell table:formula="of:=EXP(2 * [.G$1] * [.B23])" office:value-type="float" office:value="16.4446467710971" calcext:value-type="float">
            <text:p>16.4446467711</text:p>
          </table:table-cell>
          <table:table-cell table:formula="of:=ROUND(5 * [.G23] / [.G$24];3)" office:value-type="float" office:value="0.015" calcext:value-type="float">
            <text:p>0.01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J23]/100" office:value-type="float" office:value="0.016" calcext:value-type="float">
            <text:p>0.016</text:p>
          </table:table-cell>
          <table:table-cell table:formula="of:=EXP(2 * [.L$1] * [.K23])" office:value-type="float" office:value="0.201896517994655" calcext:value-type="float">
            <text:p>0.201896518</text:p>
          </table:table-cell>
          <table:table-cell table:formula="of:=ROUND(5 * [.L23] / [.L$24];3)" office:value-type="float" office:value="0.145" calcext:value-type="float">
            <text:p>0.145</text:p>
          </table:table-cell>
          <table:table-cell table:formula="of:=EXP(2 * [.N$1] * [.K23])" office:value-type="float" office:value="0.00166155727317393" calcext:value-type="float">
            <text:p>0.0016615573</text:p>
          </table:table-cell>
          <table:table-cell table:formula="of:=ROUND(5 * [.N23] / [.N$24]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table:formula="of:=SUM([.C3:.C23])" office:value-type="float" office:value="67.4302318994419" calcext:value-type="float">
            <text:p>67.4302318994</text:p>
          </table:table-cell>
          <table:table-cell/>
          <table:table-cell table:formula="of:=SUM([.E3:.E23])" office:value-type="float" office:value="254.768681899865" calcext:value-type="float">
            <text:p>254.7686818999</text:p>
          </table:table-cell>
          <table:table-cell/>
          <table:table-cell table:formula="of:=SUM([.G3:.G23])" office:value-type="float" office:value="5546.63277021953" calcext:value-type="float">
            <text:p>5546.6327702195</text:p>
          </table:table-cell>
          <table:table-cell table:number-columns-repeated="4"/>
          <table:table-cell table:formula="of:=SUM([.L3:.L23])" office:value-type="float" office:value="6.97953524901729" calcext:value-type="float">
            <text:p>6.979535249</text:p>
          </table:table-cell>
          <table:table-cell/>
          <table:table-cell table:formula="of:=SUM([.N3:.N23])" office:value-type="float" office:value="1.06461438526013" calcext:value-type="float">
            <text:p>1.0646143853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3"/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office:value-type="string" calcext:value-type="string">
            <text:p>E/100</text:p>
          </table:table-cell>
          <table:table-cell table:number-columns-repeated="2"/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table:number-columns-repeated="9"/>
          <table:table-cell office:value-type="float" office:value="1.52" calcext:value-type="float">
            <text:p>1.52</text:p>
          </table:table-cell>
          <table:table-cell table:formula="of:=[.J31]/100" office:value-type="float" office:value="0.0152" calcext:value-type="float">
            <text:p>0.0152</text:p>
          </table:table-cell>
          <table:table-cell table:number-columns-repeated="2"/>
          <table:table-cell table:formula="of:=EXP(2 * [.N$1] * [.K31])" office:value-type="float" office:value="0.00228817665292217" calcext:value-type="float">
            <text:p>0.0022881767</text:p>
          </table:table-cell>
          <table:table-cell table:formula="of:=ROUND(5 * [.N31] / [.N$52];3)" office:value-type="float" office:value="0.009" calcext:value-type="float">
            <text:p>0.009</text:p>
          </table:table-cell>
        </table:table-row>
        <table:table-row table:style-name="ro1">
          <table:table-cell table:number-columns-repeated="9"/>
          <table:table-cell office:value-type="float" office:value="1.53" calcext:value-type="float">
            <text:p>1.53</text:p>
          </table:table-cell>
          <table:table-cell table:formula="of:=[.J32]/100" office:value-type="float" office:value="0.0153" calcext:value-type="float">
            <text:p>0.0153</text:p>
          </table:table-cell>
          <table:table-cell table:number-columns-repeated="2"/>
          <table:table-cell table:formula="of:=EXP(2 * [.N$1] * [.K32])" office:value-type="float" office:value="0.00219845596304253" calcext:value-type="float">
            <text:p>0.002198456</text:p>
          </table:table-cell>
          <table:table-cell table:formula="of:=ROUND(5 * [.N32] / [.N$52];3)" office:value-type="float" office:value="0.009" calcext:value-type="float">
            <text:p>0.009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formula="of:=[.J33]/100" office:value-type="float" office:value="0.015" calcext:value-type="float">
            <text:p>0.015</text:p>
          </table:table-cell>
          <table:table-cell table:number-columns-repeated="2"/>
          <table:table-cell table:formula="of:=EXP(2 * [.N$1] * [.K33])" office:value-type="float" office:value="0.00247875217666636" calcext:value-type="float">
            <text:p>0.0024787522</text:p>
          </table:table-cell>
          <table:table-cell table:formula="of:=ROUND(5 * [.N33] / [.N$52];3)" office:value-type="float" office:value="0.01" calcext:value-type="float">
            <text:p>0.01</text:p>
          </table:table-cell>
        </table:table-row>
        <table:table-row table:style-name="ro1">
          <table:table-cell table:number-columns-repeated="9"/>
          <table:table-cell office:value-type="float" office:value="1.45" calcext:value-type="float">
            <text:p>1.45</text:p>
          </table:table-cell>
          <table:table-cell table:formula="of:=[.J34]/100" office:value-type="float" office:value="0.0145" calcext:value-type="float">
            <text:p>0.0145</text:p>
          </table:table-cell>
          <table:table-cell table:number-columns-repeated="2"/>
          <table:table-cell table:formula="of:=EXP(2 * [.N$1] * [.K34])" office:value-type="float" office:value="0.00302755474537582" calcext:value-type="float">
            <text:p>0.0030275547</text:p>
          </table:table-cell>
          <table:table-cell table:formula="of:=ROUND(5 * [.N34] / [.N$52]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9"/>
          <table:table-cell office:value-type="float" office:value="1.54" calcext:value-type="float">
            <text:p>1.54</text:p>
          </table:table-cell>
          <table:table-cell table:formula="of:=[.J35]/100" office:value-type="float" office:value="0.0154" calcext:value-type="float">
            <text:p>0.0154</text:p>
          </table:table-cell>
          <table:table-cell table:number-columns-repeated="2"/>
          <table:table-cell table:formula="of:=EXP(2 * [.N$1] * [.K35])" office:value-type="float" office:value="0.00211225327173271" calcext:value-type="float">
            <text:p>0.0021122533</text:p>
          </table:table-cell>
          <table:table-cell table:formula="of:=ROUND(5 * [.N35] / [.N$52];3)" office:value-type="float" office:value="0.009" calcext:value-type="float">
            <text:p>0.009</text:p>
          </table:table-cell>
        </table:table-row>
        <table:table-row table:style-name="ro1">
          <table:table-cell table:number-columns-repeated="9"/>
          <table:table-cell office:value-type="float" office:value="1.46" calcext:value-type="float">
            <text:p>1.46</text:p>
          </table:table-cell>
          <table:table-cell table:formula="of:=[.J36]/100" office:value-type="float" office:value="0.0146" calcext:value-type="float">
            <text:p>0.0146</text:p>
          </table:table-cell>
          <table:table-cell table:number-columns-repeated="2"/>
          <table:table-cell table:formula="of:=EXP(2 * [.N$1] * [.K36])" office:value-type="float" office:value="0.00290884262581258" calcext:value-type="float">
            <text:p>0.0029088426</text:p>
          </table:table-cell>
          <table:table-cell table:formula="of:=ROUND(5 * [.N36] / [.N$52]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9"/>
          <table:table-cell office:value-type="float" office:value="1.57" calcext:value-type="float">
            <text:p>1.57</text:p>
          </table:table-cell>
          <table:table-cell table:formula="of:=[.J37]/100" office:value-type="float" office:value="0.0157" calcext:value-type="float">
            <text:p>0.0157</text:p>
          </table:table-cell>
          <table:table-cell table:number-columns-repeated="2"/>
          <table:table-cell table:formula="of:=EXP(2 * [.N$1] * [.K37])" office:value-type="float" office:value="0.00187340059422242" calcext:value-type="float">
            <text:p>0.0018734006</text:p>
          </table:table-cell>
          <table:table-cell table:formula="of:=ROUND(5 * [.N37] / [.N$52]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9"/>
          <table:table-cell office:value-type="float" office:value="1.47" calcext:value-type="float">
            <text:p>1.47</text:p>
          </table:table-cell>
          <table:table-cell table:formula="of:=[.J38]/100" office:value-type="float" office:value="0.0147" calcext:value-type="float">
            <text:p>0.0147</text:p>
          </table:table-cell>
          <table:table-cell table:number-columns-repeated="2"/>
          <table:table-cell table:formula="of:=EXP(2 * [.N$1] * [.K38])" office:value-type="float" office:value="0.00279478527503684" calcext:value-type="float">
            <text:p>0.0027947853</text:p>
          </table:table-cell>
          <table:table-cell table:formula="of:=ROUND(5 * [.N38] / [.N$52];3)" office:value-type="float" office:value="0.011" calcext:value-type="float">
            <text:p>0.011</text:p>
          </table:table-cell>
        </table:table-row>
        <table:table-row table:style-name="ro1">
          <table:table-cell table:number-columns-repeated="9"/>
          <table:table-cell office:value-type="float" office:value="1.45" calcext:value-type="float">
            <text:p>1.45</text:p>
          </table:table-cell>
          <table:table-cell table:formula="of:=[.J39]/100" office:value-type="float" office:value="0.0145" calcext:value-type="float">
            <text:p>0.0145</text:p>
          </table:table-cell>
          <table:table-cell table:number-columns-repeated="2"/>
          <table:table-cell table:formula="of:=EXP(2 * [.N$1] * [.K39])" office:value-type="float" office:value="0.00302755474537582" calcext:value-type="float">
            <text:p>0.0030275547</text:p>
          </table:table-cell>
          <table:table-cell table:formula="of:=ROUND(5 * [.N39] / [.N$52]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table:formula="of:=[.J40]/100" office:value-type="float" office:value="0.012" calcext:value-type="float">
            <text:p>0.012</text:p>
          </table:table-cell>
          <table:table-cell table:number-columns-repeated="2"/>
          <table:table-cell table:formula="of:=EXP(2 * [.N$1] * [.K40])" office:value-type="float" office:value="0.00822974704902003" calcext:value-type="float">
            <text:p>0.008229747</text:p>
          </table:table-cell>
          <table:table-cell table:formula="of:=ROUND(5 * [.N40] / [.N$52]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table:formula="of:=[.J41]/100" office:value-type="float" office:value="0.001" calcext:value-type="float">
            <text:p>0.001</text:p>
          </table:table-cell>
          <table:table-cell table:number-columns-repeated="2"/>
          <table:table-cell table:formula="of:=EXP(2 * [.N$1] * [.K41])" office:value-type="float" office:value="0.670320046035639" calcext:value-type="float">
            <text:p>0.670320046</text:p>
          </table:table-cell>
          <table:table-cell table:formula="of:=ROUND(5 * [.N41] / [.N$52];3)" office:value-type="float" office:value="2.718" calcext:value-type="float">
            <text:p>2.718</text:p>
          </table:table-cell>
        </table:table-row>
        <table:table-row table:style-name="ro1">
          <table:table-cell table:number-columns-repeated="9"/>
          <table:table-cell office:value-type="float" office:value="0.3" calcext:value-type="float">
            <text:p>0.3</text:p>
          </table:table-cell>
          <table:table-cell table:formula="of:=[.J42]/100" office:value-type="float" office:value="0.003" calcext:value-type="float">
            <text:p>0.003</text:p>
          </table:table-cell>
          <table:table-cell table:number-columns-repeated="2"/>
          <table:table-cell table:formula="of:=EXP(2 * [.N$1] * [.K42])" office:value-type="float" office:value="0.301194211912202" calcext:value-type="float">
            <text:p>0.3011942119</text:p>
          </table:table-cell>
          <table:table-cell table:formula="of:=ROUND(5 * [.N42] / [.N$52];3)" office:value-type="float" office:value="1.221" calcext:value-type="float">
            <text:p>1.221</text:p>
          </table:table-cell>
        </table:table-row>
        <table:table-row table:style-name="ro1">
          <table:table-cell table:number-columns-repeated="9"/>
          <table:table-cell office:value-type="float" office:value="0.4" calcext:value-type="float">
            <text:p>0.4</text:p>
          </table:table-cell>
          <table:table-cell table:formula="of:=[.J43]/100" office:value-type="float" office:value="0.004" calcext:value-type="float">
            <text:p>0.004</text:p>
          </table:table-cell>
          <table:table-cell table:number-columns-repeated="2"/>
          <table:table-cell table:formula="of:=EXP(2 * [.N$1] * [.K43])" office:value-type="float" office:value="0.201896517994655" calcext:value-type="float">
            <text:p>0.201896518</text:p>
          </table:table-cell>
          <table:table-cell table:formula="of:=ROUND(5 * [.N43] / [.N$52];3)" office:value-type="float" office:value="0.819" calcext:value-type="float">
            <text:p>0.819</text:p>
          </table:table-cell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table:formula="of:=[.J44]/100" office:value-type="float" office:value="0.012" calcext:value-type="float">
            <text:p>0.012</text:p>
          </table:table-cell>
          <table:table-cell table:number-columns-repeated="2"/>
          <table:table-cell table:formula="of:=EXP(2 * [.N$1] * [.K44])" office:value-type="float" office:value="0.00822974704902003" calcext:value-type="float">
            <text:p>0.008229747</text:p>
          </table:table-cell>
          <table:table-cell table:formula="of:=ROUND(5 * [.N44] / [.N$52]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9"/>
          <table:table-cell office:value-type="float" office:value="1.3" calcext:value-type="float">
            <text:p>1.3</text:p>
          </table:table-cell>
          <table:table-cell table:formula="of:=[.J45]/100" office:value-type="float" office:value="0.013" calcext:value-type="float">
            <text:p>0.013</text:p>
          </table:table-cell>
          <table:table-cell table:number-columns-repeated="2"/>
          <table:table-cell table:formula="of:=EXP(2 * [.N$1] * [.K45])" office:value-type="float" office:value="0.00551656442076077" calcext:value-type="float">
            <text:p>0.0055165644</text:p>
          </table:table-cell>
          <table:table-cell table:formula="of:=ROUND(5 * [.N45] / [.N$52];3)" office:value-type="float" office:value="0.022" calcext:value-type="float">
            <text:p>0.022</text:p>
          </table:table-cell>
        </table:table-row>
        <table:table-row table:style-name="ro1">
          <table:table-cell table:number-columns-repeated="9"/>
          <table:table-cell office:value-type="float" office:value="1.4" calcext:value-type="float">
            <text:p>1.4</text:p>
          </table:table-cell>
          <table:table-cell table:formula="of:=[.J46]/100" office:value-type="float" office:value="0.014" calcext:value-type="float">
            <text:p>0.014</text:p>
          </table:table-cell>
          <table:table-cell table:number-columns-repeated="2"/>
          <table:table-cell table:formula="of:=EXP(2 * [.N$1] * [.K46])" office:value-type="float" office:value="0.00369786371648293" calcext:value-type="float">
            <text:p>0.0036978637</text:p>
          </table:table-cell>
          <table:table-cell table:formula="of:=ROUND(5 * [.N46] / [.N$52]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formula="of:=[.J47]/100" office:value-type="float" office:value="0.015" calcext:value-type="float">
            <text:p>0.015</text:p>
          </table:table-cell>
          <table:table-cell table:number-columns-repeated="2"/>
          <table:table-cell table:formula="of:=EXP(2 * [.N$1] * [.K47])" office:value-type="float" office:value="0.00247875217666636" calcext:value-type="float">
            <text:p>0.0024787522</text:p>
          </table:table-cell>
          <table:table-cell table:formula="of:=ROUND(5 * [.N47] / [.N$52];3)" office:value-type="float" office:value="0.01" calcext:value-type="float">
            <text:p>0.01</text:p>
          </table:table-cell>
        </table:table-row>
        <table:table-row table:style-name="ro1">
          <table:table-cell table:number-columns-repeated="9"/>
          <table:table-cell office:value-type="float" office:value="1.4" calcext:value-type="float">
            <text:p>1.4</text:p>
          </table:table-cell>
          <table:table-cell table:formula="of:=[.J48]/100" office:value-type="float" office:value="0.014" calcext:value-type="float">
            <text:p>0.014</text:p>
          </table:table-cell>
          <table:table-cell table:number-columns-repeated="2"/>
          <table:table-cell table:formula="of:=EXP(2 * [.N$1] * [.K48])" office:value-type="float" office:value="0.00369786371648293" calcext:value-type="float">
            <text:p>0.0036978637</text:p>
          </table:table-cell>
          <table:table-cell table:formula="of:=ROUND(5 * [.N48] / [.N$52]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formula="of:=[.J49]/100" office:value-type="float" office:value="0.015" calcext:value-type="float">
            <text:p>0.015</text:p>
          </table:table-cell>
          <table:table-cell table:number-columns-repeated="2"/>
          <table:table-cell table:formula="of:=EXP(2 * [.N$1] * [.K49])" office:value-type="float" office:value="0.00247875217666636" calcext:value-type="float">
            <text:p>0.0024787522</text:p>
          </table:table-cell>
          <table:table-cell table:formula="of:=ROUND(5 * [.N49] / [.N$52];3)" office:value-type="float" office:value="0.01" calcext:value-type="float">
            <text:p>0.01</text:p>
          </table:table-cell>
        </table:table-row>
        <table:table-row table:style-name="ro1">
          <table:table-cell table:number-columns-repeated="9"/>
          <table:table-cell office:value-type="float" office:value="1.65" calcext:value-type="float">
            <text:p>1.65</text:p>
          </table:table-cell>
          <table:table-cell table:formula="of:=[.J50]/100" office:value-type="float" office:value="0.0165" calcext:value-type="float">
            <text:p>0.0165</text:p>
          </table:table-cell>
          <table:table-cell table:number-columns-repeated="2"/>
          <table:table-cell table:formula="of:=EXP(2 * [.N$1] * [.K50])" office:value-type="float" office:value="0.00136036803754789" calcext:value-type="float">
            <text:p>0.001360368</text:p>
          </table:table-cell>
          <table:table-cell table:formula="of:=ROUND(5 * [.N50] / [.N$52];3)" office:value-type="float" office:value="0.006" calcext:value-type="float">
            <text:p>0.006</text:p>
          </table:table-cell>
        </table:table-row>
        <table:table-row table:style-name="ro1">
          <table:table-cell table:number-columns-repeated="9"/>
          <table:table-cell office:value-type="float" office:value="1.7" calcext:value-type="float">
            <text:p>1.7</text:p>
          </table:table-cell>
          <table:table-cell table:formula="of:=[.J51]/100" office:value-type="float" office:value="0.017" calcext:value-type="float">
            <text:p>0.017</text:p>
          </table:table-cell>
          <table:table-cell table:number-columns-repeated="2"/>
          <table:table-cell table:formula="of:=EXP(2 * [.N$1] * [.K51])" office:value-type="float" office:value="0.0011137751478448" calcext:value-type="float">
            <text:p>0.0011137751</text:p>
          </table:table-cell>
          <table:table-cell table:formula="of:=ROUND(5 * [.N51] / [.N$52];3)" office:value-type="float" office:value="0.005" calcext:value-type="float">
            <text:p>0.005</text:p>
          </table:table-cell>
        </table:table-row>
        <table:table-row table:style-name="ro1">
          <table:table-cell table:number-columns-repeated="13"/>
          <table:table-cell table:formula="of:=SUM([.N31:.N51])" office:value-type="float" office:value="1.23292398548318" calcext:value-type="float">
            <text:p>1.2329239855</text:p>
          </table:table-cell>
          <table:table-cell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3"/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office:value-type="string" calcext:value-type="string">
            <text:p>E/100</text:p>
          </table:table-cell>
          <table:table-cell table:number-columns-repeated="2"/>
          <table:table-cell office:value-type="string" calcext:value-type="string">
            <text:p>unnormalized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table:number-columns-repeated="9"/>
          <table:table-cell office:value-type="float" office:value="1.55" calcext:value-type="float">
            <text:p>1.55</text:p>
          </table:table-cell>
          <table:table-cell table:style-name="ce1" table:formula="of:=[.J61]/100" office:value-type="float" office:value="0.0155" calcext:value-type="float">
            <text:p>0.0155</text:p>
          </table:table-cell>
          <table:table-cell table:number-columns-repeated="2"/>
          <table:table-cell table:formula="of:=EXP(2 * [.N$1] * [.K61])" office:value-type="float" office:value="0.00202943063629573" calcext:value-type="float">
            <text:p>0.0020294306</text:p>
          </table:table-cell>
          <table:table-cell table:formula="of:=ROUND(5 * [.N61] / [.N$52]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9"/>
          <table:table-cell office:value-type="float" office:value="1.57" calcext:value-type="float">
            <text:p>1.57</text:p>
          </table:table-cell>
          <table:table-cell table:style-name="ce1" table:formula="of:=[.J62]/100" office:value-type="float" office:value="0.0157" calcext:value-type="float">
            <text:p>0.0157</text:p>
          </table:table-cell>
          <table:table-cell table:number-columns-repeated="2"/>
          <table:table-cell table:formula="of:=EXP(2 * [.N$1] * [.K62])" office:value-type="float" office:value="0.00187340059422242" calcext:value-type="float">
            <text:p>0.0018734006</text:p>
          </table:table-cell>
          <table:table-cell table:formula="of:=ROUND(5 * [.N62] / [.N$52]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9"/>
          <table:table-cell office:value-type="float" office:value="1.45" calcext:value-type="float">
            <text:p>1.45</text:p>
          </table:table-cell>
          <table:table-cell table:style-name="ce1" table:formula="of:=[.J63]/100" office:value-type="float" office:value="0.0145" calcext:value-type="float">
            <text:p>0.0145</text:p>
          </table:table-cell>
          <table:table-cell table:number-columns-repeated="2"/>
          <table:table-cell table:formula="of:=EXP(2 * [.N$1] * [.K63])" office:value-type="float" office:value="0.00302755474537582" calcext:value-type="float">
            <text:p>0.0030275547</text:p>
          </table:table-cell>
          <table:table-cell table:formula="of:=ROUND(5 * [.N63] / [.N$52]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9"/>
          <table:table-cell office:value-type="float" office:value="1.42" calcext:value-type="float">
            <text:p>1.42</text:p>
          </table:table-cell>
          <table:table-cell table:style-name="ce1" table:formula="of:=[.J64]/100" office:value-type="float" office:value="0.0142" calcext:value-type="float">
            <text:p>0.0142</text:p>
          </table:table-cell>
          <table:table-cell table:number-columns-repeated="2"/>
          <table:table-cell table:formula="of:=EXP(2 * [.N$1] * [.K64])" office:value-type="float" office:value="0.00341355844339543" calcext:value-type="float">
            <text:p>0.0034135584</text:p>
          </table:table-cell>
          <table:table-cell table:formula="of:=ROUND(5 * [.N64] / [.N$52];3)" office:value-type="float" office:value="0.014" calcext:value-type="float">
            <text:p>0.014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style-name="ce1" table:formula="of:=[.J65]/100" office:value-type="float" office:value="0.015" calcext:value-type="float">
            <text:p>0.015</text:p>
          </table:table-cell>
          <table:table-cell table:number-columns-repeated="2"/>
          <table:table-cell table:formula="of:=EXP(2 * [.N$1] * [.K65])" office:value-type="float" office:value="0.00247875217666636" calcext:value-type="float">
            <text:p>0.0024787522</text:p>
          </table:table-cell>
          <table:table-cell table:formula="of:=ROUND(5 * [.N65] / [.N$52];3)" office:value-type="float" office:value="0.01" calcext:value-type="float">
            <text:p>0.01</text:p>
          </table:table-cell>
        </table:table-row>
        <table:table-row table:style-name="ro1">
          <table:table-cell table:number-columns-repeated="9"/>
          <table:table-cell office:value-type="float" office:value="1.4" calcext:value-type="float">
            <text:p>1.4</text:p>
          </table:table-cell>
          <table:table-cell table:style-name="ce1" table:formula="of:=[.J66]/100" office:value-type="float" office:value="0.014" calcext:value-type="float">
            <text:p>0.014</text:p>
          </table:table-cell>
          <table:table-cell table:number-columns-repeated="2"/>
          <table:table-cell table:formula="of:=EXP(2 * [.N$1] * [.K66])" office:value-type="float" office:value="0.00369786371648293" calcext:value-type="float">
            <text:p>0.0036978637</text:p>
          </table:table-cell>
          <table:table-cell table:formula="of:=ROUND(5 * [.N66] / [.N$52]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table:style-name="ce1" table:formula="of:=[.J67]/100" office:value-type="float" office:value="0.015" calcext:value-type="float">
            <text:p>0.015</text:p>
          </table:table-cell>
          <table:table-cell table:number-columns-repeated="2"/>
          <table:table-cell table:formula="of:=EXP(2 * [.N$1] * [.K67])" office:value-type="float" office:value="0.00247875217666636" calcext:value-type="float">
            <text:p>0.0024787522</text:p>
          </table:table-cell>
          <table:table-cell table:formula="of:=ROUND(5 * [.N67] / [.N$52];3)" office:value-type="float" office:value="0.01" calcext:value-type="float">
            <text:p>0.01</text:p>
          </table:table-cell>
        </table:table-row>
        <table:table-row table:style-name="ro1">
          <table:table-cell table:number-columns-repeated="9"/>
          <table:table-cell office:value-type="float" office:value="1.42" calcext:value-type="float">
            <text:p>1.42</text:p>
          </table:table-cell>
          <table:table-cell table:style-name="ce1" table:formula="of:=[.J68]/100" office:value-type="float" office:value="0.0142" calcext:value-type="float">
            <text:p>0.0142</text:p>
          </table:table-cell>
          <table:table-cell table:number-columns-repeated="2"/>
          <table:table-cell table:formula="of:=EXP(2 * [.N$1] * [.K68])" office:value-type="float" office:value="0.00341355844339543" calcext:value-type="float">
            <text:p>0.0034135584</text:p>
          </table:table-cell>
          <table:table-cell table:formula="of:=ROUND(5 * [.N68] / [.N$52];3)" office:value-type="float" office:value="0.014" calcext:value-type="float">
            <text:p>0.014</text:p>
          </table:table-cell>
        </table:table-row>
        <table:table-row table:style-name="ro1">
          <table:table-cell table:number-columns-repeated="9"/>
          <table:table-cell office:value-type="float" office:value="1.31" calcext:value-type="float">
            <text:p>1.31</text:p>
          </table:table-cell>
          <table:table-cell table:style-name="ce1" table:formula="of:=[.J69]/100" office:value-type="float" office:value="0.0131" calcext:value-type="float">
            <text:p>0.0131</text:p>
          </table:table-cell>
          <table:table-cell table:number-columns-repeated="2"/>
          <table:table-cell table:formula="of:=EXP(2 * [.N$1] * [.K69])" office:value-type="float" office:value="0.0053002568358704" calcext:value-type="float">
            <text:p>0.0053002568</text:p>
          </table:table-cell>
          <table:table-cell table:formula="of:=ROUND(5 * [.N69] / [.N$52];3)" office:value-type="float" office:value="0.021" calcext:value-type="float">
            <text:p>0.021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style-name="ce1" table:formula="of:=[.J70]/100" office:value-type="float" office:value="0.01" calcext:value-type="float">
            <text:p>0.01</text:p>
          </table:table-cell>
          <table:table-cell table:number-columns-repeated="2"/>
          <table:table-cell table:formula="of:=EXP(2 * [.N$1] * [.K70])" office:value-type="float" office:value="0.0183156388887342" calcext:value-type="float">
            <text:p>0.0183156389</text:p>
          </table:table-cell>
          <table:table-cell table:formula="of:=ROUND(5 * [.N70] / [.N$52];3)" office:value-type="float" office:value="0.074" calcext:value-type="float">
            <text:p>0.074</text:p>
          </table:table-cell>
        </table:table-row>
        <table:table-row table:style-name="ro1">
          <table:table-cell table:number-columns-repeated="9"/>
          <table:table-cell office:value-type="float" office:value="0.15" calcext:value-type="float">
            <text:p>0.15</text:p>
          </table:table-cell>
          <table:table-cell table:style-name="ce1" table:formula="of:=[.J71]/100" office:value-type="float" office:value="0.0015" calcext:value-type="float">
            <text:p>0.0015</text:p>
          </table:table-cell>
          <table:table-cell table:number-columns-repeated="2"/>
          <table:table-cell table:formula="of:=EXP(2 * [.N$1] * [.K71])" office:value-type="float" office:value="0.548811636094026" calcext:value-type="float">
            <text:p>0.5488116361</text:p>
          </table:table-cell>
          <table:table-cell table:formula="of:=ROUND(5 * [.N71] / [.N$52];3)" office:value-type="float" office:value="2.226" calcext:value-type="float">
            <text:p>2.226</text:p>
          </table:table-cell>
        </table:table-row>
        <table:table-row table:style-name="ro1">
          <table:table-cell table:number-columns-repeated="9"/>
          <table:table-cell office:value-type="float" office:value="0.3" calcext:value-type="float">
            <text:p>0.3</text:p>
          </table:table-cell>
          <table:table-cell table:style-name="ce1" table:formula="of:=[.J72]/100" office:value-type="float" office:value="0.003" calcext:value-type="float">
            <text:p>0.003</text:p>
          </table:table-cell>
          <table:table-cell table:number-columns-repeated="2"/>
          <table:table-cell table:formula="of:=EXP(2 * [.N$1] * [.K72])" office:value-type="float" office:value="0.301194211912202" calcext:value-type="float">
            <text:p>0.3011942119</text:p>
          </table:table-cell>
          <table:table-cell table:formula="of:=ROUND(5 * [.N72] / [.N$52];3)" office:value-type="float" office:value="1.221" calcext:value-type="float">
            <text:p>1.221</text:p>
          </table:table-cell>
        </table:table-row>
        <table:table-row table:style-name="ro1">
          <table:table-cell table:number-columns-repeated="9"/>
          <table:table-cell office:value-type="float" office:value="0.15" calcext:value-type="float">
            <text:p>0.15</text:p>
          </table:table-cell>
          <table:table-cell table:style-name="ce1" table:formula="of:=[.J73]/100" office:value-type="float" office:value="0.0015" calcext:value-type="float">
            <text:p>0.0015</text:p>
          </table:table-cell>
          <table:table-cell table:number-columns-repeated="2"/>
          <table:table-cell table:formula="of:=EXP(2 * [.N$1] * [.K73])" office:value-type="float" office:value="0.548811636094026" calcext:value-type="float">
            <text:p>0.5488116361</text:p>
          </table:table-cell>
          <table:table-cell table:formula="of:=ROUND(5 * [.N73] / [.N$52];3)" office:value-type="float" office:value="2.226" calcext:value-type="float">
            <text:p>2.226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style-name="ce1" table:formula="of:=[.J74]/100" office:value-type="float" office:value="0.01" calcext:value-type="float">
            <text:p>0.01</text:p>
          </table:table-cell>
          <table:table-cell table:number-columns-repeated="2"/>
          <table:table-cell table:formula="of:=EXP(2 * [.N$1] * [.K74])" office:value-type="float" office:value="0.0183156388887342" calcext:value-type="float">
            <text:p>0.0183156389</text:p>
          </table:table-cell>
          <table:table-cell table:formula="of:=ROUND(5 * [.N74] / [.N$52];3)" office:value-type="float" office:value="0.074" calcext:value-type="float">
            <text:p>0.074</text:p>
          </table:table-cell>
        </table:table-row>
        <table:table-row table:style-name="ro1">
          <table:table-cell table:number-columns-repeated="9"/>
          <table:table-cell office:value-type="float" office:value="1.1" calcext:value-type="float">
            <text:p>1.1</text:p>
          </table:table-cell>
          <table:table-cell table:style-name="ce1" table:formula="of:=[.J75]/100" office:value-type="float" office:value="0.011" calcext:value-type="float">
            <text:p>0.011</text:p>
          </table:table-cell>
          <table:table-cell table:number-columns-repeated="2"/>
          <table:table-cell table:formula="of:=EXP(2 * [.N$1] * [.K75])" office:value-type="float" office:value="0.0122773399030684" calcext:value-type="float">
            <text:p>0.0122773399</text:p>
          </table:table-cell>
          <table:table-cell table:formula="of:=ROUND(5 * [.N75] / [.N$52];3)" office:value-type="float" office:value="0.05" calcext:value-type="float">
            <text:p>0.05</text:p>
          </table:table-cell>
        </table:table-row>
        <table:table-row table:style-name="ro1">
          <table:table-cell table:number-columns-repeated="9"/>
          <table:table-cell office:value-type="float" office:value="1.4" calcext:value-type="float">
            <text:p>1.4</text:p>
          </table:table-cell>
          <table:table-cell table:style-name="ce1" table:formula="of:=[.J76]/100" office:value-type="float" office:value="0.014" calcext:value-type="float">
            <text:p>0.014</text:p>
          </table:table-cell>
          <table:table-cell table:number-columns-repeated="2"/>
          <table:table-cell table:formula="of:=EXP(2 * [.N$1] * [.K76])" office:value-type="float" office:value="0.00369786371648293" calcext:value-type="float">
            <text:p>0.0036978637</text:p>
          </table:table-cell>
          <table:table-cell table:formula="of:=ROUND(5 * [.N76] / [.N$52]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table:style-name="ce1" table:formula="of:=[.J77]/100" office:value-type="float" office:value="0.012" calcext:value-type="float">
            <text:p>0.012</text:p>
          </table:table-cell>
          <table:table-cell table:number-columns-repeated="2"/>
          <table:table-cell table:formula="of:=EXP(2 * [.N$1] * [.K77])" office:value-type="float" office:value="0.00822974704902003" calcext:value-type="float">
            <text:p>0.008229747</text:p>
          </table:table-cell>
          <table:table-cell table:formula="of:=ROUND(5 * [.N77] / [.N$52]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9"/>
          <table:table-cell office:value-type="float" office:value="1.6" calcext:value-type="float">
            <text:p>1.6</text:p>
          </table:table-cell>
          <table:table-cell table:style-name="ce1" table:formula="of:=[.J78]/100" office:value-type="float" office:value="0.016" calcext:value-type="float">
            <text:p>0.016</text:p>
          </table:table-cell>
          <table:table-cell table:number-columns-repeated="2"/>
          <table:table-cell table:formula="of:=EXP(2 * [.N$1] * [.K78])" office:value-type="float" office:value="0.00166155727317393" calcext:value-type="float">
            <text:p>0.0016615573</text:p>
          </table:table-cell>
          <table:table-cell table:formula="of:=ROUND(5 * [.N78] / [.N$52];3)" office:value-type="float" office:value="0.007" calcext:value-type="float">
            <text:p>0.007</text:p>
          </table:table-cell>
        </table:table-row>
        <table:table-row table:style-name="ro1">
          <table:table-cell table:number-columns-repeated="9"/>
          <table:table-cell office:value-type="float" office:value="1.7" calcext:value-type="float">
            <text:p>1.7</text:p>
          </table:table-cell>
          <table:table-cell table:style-name="ce1" table:formula="of:=[.J79]/100" office:value-type="float" office:value="0.017" calcext:value-type="float">
            <text:p>0.017</text:p>
          </table:table-cell>
          <table:table-cell table:number-columns-repeated="2"/>
          <table:table-cell table:formula="of:=EXP(2 * [.N$1] * [.K79])" office:value-type="float" office:value="0.0011137751478448" calcext:value-type="float">
            <text:p>0.0011137751</text:p>
          </table:table-cell>
          <table:table-cell table:formula="of:=ROUND(5 * [.N79] / [.N$52];3)" office:value-type="float" office:value="0.005" calcext:value-type="float">
            <text:p>0.005</text:p>
          </table:table-cell>
        </table:table-row>
        <table:table-row table:style-name="ro1">
          <table:table-cell table:number-columns-repeated="9"/>
          <table:table-cell office:value-type="float" office:value="1.6" calcext:value-type="float">
            <text:p>1.6</text:p>
          </table:table-cell>
          <table:table-cell table:style-name="ce1" table:formula="of:=[.J80]/100" office:value-type="float" office:value="0.016" calcext:value-type="float">
            <text:p>0.016</text:p>
          </table:table-cell>
          <table:table-cell table:number-columns-repeated="2"/>
          <table:table-cell table:formula="of:=EXP(2 * [.N$1] * [.K80])" office:value-type="float" office:value="0.00166155727317393" calcext:value-type="float">
            <text:p>0.0016615573</text:p>
          </table:table-cell>
          <table:table-cell table:formula="of:=ROUND(5 * [.N80] / [.N$52];3)" office:value-type="float" office:value="0.007" calcext:value-type="float">
            <text:p>0.007</text:p>
          </table:table-cell>
        </table:table-row>
        <table:table-row table:style-name="ro1">
          <table:table-cell table:number-columns-repeated="9"/>
          <table:table-cell office:value-type="float" office:value="1.6" calcext:value-type="float">
            <text:p>1.6</text:p>
          </table:table-cell>
          <table:table-cell table:style-name="ce1" table:formula="of:=[.J81]/100" office:value-type="float" office:value="0.016" calcext:value-type="float">
            <text:p>0.016</text:p>
          </table:table-cell>
          <table:table-cell table:number-columns-repeated="2"/>
          <table:table-cell table:formula="of:=EXP(2 * [.N$1] * [.K81])" office:value-type="float" office:value="0.00166155727317393" calcext:value-type="float">
            <text:p>0.0016615573</text:p>
          </table:table-cell>
          <table:table-cell table:formula="of:=ROUND(5 * [.N81] / [.N$52];3)" office:value-type="float" office:value="0.007" calcext:value-type="float">
            <text:p>0.007</text:p>
          </table:table-cell>
        </table:table-row>
        <table:table-row table:style-name="ro1">
          <table:table-cell table:number-columns-repeated="13"/>
          <table:table-cell table:formula="of:=SUM([.N61:.N81])" office:value-type="float" office:value="1.49346528728203" calcext:value-type="float">
            <text:p>1.49346528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00:34:35.787296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5T00:37:39.824152439</dc:date>
    <dc:creator>attila </dc:creator>
    <meta:generator>LibreOffice/4.2.7.2$Linux_X86_64 LibreOffice_project/420m0$Build-2</meta:generator>
    <meta:editing-duration>PT3H13M2S</meta:editing-duration>
    <meta:editing-cycles>8</meta:editing-cycles>
    <meta:document-statistic meta:table-count="1" meta:cell-count="499" meta:object-count="0"/>
  </office:meta>
</office:document-meta>
</file>